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E80000029D674B4936DFF0D9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094cm" fo:min-width="1.542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0.119cm" svg:x="1cm" svg:y="9.79cm">
          <draw:image xlink:href="Pictures/10000201000004E80000029D674B4936DFF0D911.png" xlink:type="simple" xlink:show="embed" xlink:actuate="onLoad">
            <text:p/>
          </draw:image>
        </draw:frame>
        <draw:custom-shape draw:style-name="gr2" draw:text-style-name="P2" draw:layer="layout" svg:width="3cm" svg:height="0.6cm" svg:x="1.4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1-04-02T21:10:14.114827674</dc:date>
    <meta:editing-duration>PT33S</meta:editing-duration>
    <meta:editing-cycles>1</meta:editing-cycles>
    <meta:document-statistic meta:object-count="2"/>
  </office:meta>
</office:document-meta>
</file>